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4.4028in"/>
    </style:style>
    <style:style style:name="co4" style:family="table-column">
      <style:table-column-properties fo:break-before="auto" style:column-width="0.92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ccccff"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Bot" table:style-name="ta1" table:print="false"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Inventory</text:p>
          </table:table-cell>
          <table:table-cell office:value-type="string">
            <text:p>report</text:p>
          </table:table-cell>
          <table:table-cell office:value-type="string">
            <text:p>Show quest items</text:p>
          </table:table-cell>
        </table:table-row>
        <table:table-row table:style-name="ro1">
          <table:table-cell/>
          <table:table-cell office:value-type="string">
            <text:p>u (use) [link]</text:p>
          </table:table-cell>
          <table:table-cell office:value-type="string">
            <text:p>Use item</text:p>
          </table:table-cell>
        </table:table-row>
        <table:table-row table:style-name="ro1">
          <table:table-cell/>
          <table:table-cell office:value-type="string">
            <text:p>e (equip) [link]</text:p>
          </table:table-cell>
          <table:table-cell office:value-type="string">
            <text:p>Equip item</text:p>
          </table:table-cell>
        </table:table-row>
        <table:table-row table:style-name="ro1">
          <table:table-cell/>
          <table:table-cell office:value-type="string">
            <text:p>r (reward) [link]</text:p>
          </table:table-cell>
          <table:table-cell office:value-type="string">
            <text:p>Reward item from quest</text:p>
          </table:table-cell>
        </table:table-row>
        <table:table-row table:style-name="ro1">
          <table:table-cell/>
          <table:table-cell office:value-type="string">
            <text:p>b (buy) [link]</text:p>
          </table:table-cell>
          <table:table-cell office:value-type="string">
            <text:p>Buy item from selected vendor</text:p>
          </table:table-cell>
        </table:table-row>
        <table:table-row table:style-name="ro1">
          <table:table-cell/>
          <table:table-cell office:value-type="string">
            <text:p>c (count) [link]</text:p>
          </table:table-cell>
          <table:table-cell office:value-type="string">
            <text:p>Show item coun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Move</text:p>
          </table:table-cell>
          <table:table-cell office:value-type="string">
            <text:p>attack</text:p>
          </table:table-cell>
          <table:table-cell office:value-type="string">
            <text:p>Attack my target</text:p>
          </table:table-cell>
        </table:table-row>
        <table:table-row table:style-name="ro1">
          <table:table-cell/>
          <table:table-cell office:value-type="string">
            <text:p>release</text:p>
          </table:table-cell>
          <table:table-cell office:value-type="string">
            <text:p>Release spirit (become ghost and auto-resurrect later)</text:p>
          </table:table-cell>
        </table:table-row>
        <table:table-row table:style-name="ro1">
          <table:table-cell/>
          <table:table-cell office:value-type="string">
            <text:p>fly</text:p>
          </table:table-cell>
          <table:table-cell office:value-type="string">
            <text:p>Fly where master just flied</text:p>
          </table:table-cell>
        </table:table-row>
        <table:table-row table:style-name="ro1">
          <table:table-cell/>
          <table:table-cell office:value-type="string">
            <text:p>summon</text:p>
          </table:table-cell>
          <table:table-cell office:value-type="string">
            <text:p>Teleport bot to yout instance or back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Quest</text:p>
          </table:table-cell>
          <table:table-cell office:value-type="string">
            <text:p>quests</text:p>
          </table:table-cell>
          <table:table-cell office:value-type="string">
            <text:p>Show current quests</text:p>
          </table:table-cell>
        </table:table-row>
        <table:table-row table:style-name="ro1">
          <table:table-cell/>
          <table:table-cell office:value-type="string">
            <text:p>drop [link]</text:p>
          </table:table-cell>
          <table:table-cell office:value-type="string">
            <text:p>Drop ques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ocial</text:p>
          </table:table-cell>
          <table:table-cell office:value-type="string">
            <text:p>leave</text:p>
          </table:table-cell>
          <table:table-cell office:value-type="string">
            <text:p>Leave current group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pell</text:p>
          </table:table-cell>
          <table:table-cell office:value-type="string">
            <text:p>spells</text:p>
          </table:table-cell>
          <table:table-cell office:value-type="string">
            <text:p>Show known spell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ats</text:p>
          </table:table-cell>
          <table:table-cell office:value-type="string">
            <text:p>stats</text:p>
          </table:table-cell>
          <table:table-cell office:value-type="string">
            <text:p>Show stat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rategy</text:p>
          </table:table-cell>
          <table:table-cell office:value-type="string">
            <text:p>co ?</text:p>
          </table:table-cell>
          <table:table-cell office:value-type="string">
            <text:p>Show combat strategies</text:p>
          </table:table-cell>
        </table:table-row>
        <table:table-row table:style-name="ro1">
          <table:table-cell/>
          <table:table-cell office:value-type="string">
            <text:p>co +strategy</text:p>
          </table:table-cell>
          <table:table-cell office:value-type="string">
            <text:p>Add strategy to combat strategies</text:p>
          </table:table-cell>
        </table:table-row>
        <table:table-row table:style-name="ro1">
          <table:table-cell/>
          <table:table-cell office:value-type="string">
            <text:p>co -strategy</text:p>
          </table:table-cell>
          <table:table-cell office:value-type="string">
            <text:p>Remove strategy from combat strategies</text:p>
          </table:table-cell>
        </table:table-row>
        <table:table-row table:style-name="ro1">
          <table:table-cell/>
          <table:table-cell office:value-type="string">
            <text:p>nc ?</text:p>
          </table:table-cell>
          <table:table-cell office:value-type="string">
            <text:p>Show non-combat strategies</text:p>
          </table:table-cell>
        </table:table-row>
        <table:table-row table:style-name="ro1">
          <table:table-cell/>
          <table:table-cell office:value-type="string">
            <text:p>nc +strategy</text:p>
          </table:table-cell>
          <table:table-cell office:value-type="string">
            <text:p>Add strategy to non-combat strategies</text:p>
          </table:table-cell>
        </table:table-row>
        <table:table-row table:style-name="ro1">
          <table:table-cell/>
          <table:table-cell office:value-type="string">
            <text:p>nc -strategy</text:p>
          </table:table-cell>
          <table:table-cell office:value-type="string">
            <text:p>Remove strategy from non-combat strategies</text:p>
          </table:table-cell>
        </table:table-row>
        <table:table-row table:style-name="ro1">
          <table:table-cell/>
          <table:table-cell office:value-type="string">
            <text:p>d (do) action</text:p>
          </table:table-cell>
          <table:table-cell office:value-type="string">
            <text:p>Perform specific action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Generic</text:p>
          </table:table-cell>
          <table:table-cell office:value-type="string">
            <text:p>q [link]</text:p>
          </table:table-cell>
          <table:table-cell office:value-type="string">
            <text:p>Query if item is useful for bot</text:p>
          </table:table-cell>
        </table:table-row>
        <table:table-row table:style-name="ro1">
          <table:table-cell/>
          <table:table-cell office:value-type="string">
            <text:p>reset</text:p>
          </table:table-cell>
          <table:table-cell office:value-type="string">
            <text:p>Reset bot state</text:p>
          </table:table-cell>
        </table:table-row>
        <table:table-row table:style-name="ro1" table:number-rows-repeated="6550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ter" table:style-name="ta1" table:print="false"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.bot add player</text:p>
          </table:table-cell>
          <table:table-cell office:value-type="string">
            <text:p>Add player as a bot</text:p>
          </table:table-cell>
        </table:table-row>
        <table:table-row table:style-name="ro1">
          <table:table-cell office:value-type="string">
            <text:p>.bot add *</text:p>
          </table:table-cell>
          <table:table-cell office:value-type="string">
            <text:p>Add all offline party members a bots</text:p>
          </table:table-cell>
        </table:table-row>
        <table:table-row table:style-name="ro1">
          <table:table-cell office:value-type="string">
            <text:p>.bot add p1,p2,p3...</text:p>
          </table:table-cell>
          <table:table-cell office:value-type="string">
            <text:p>Add players as bots</text:p>
          </table:table-cell>
        </table:table-row>
        <table:table-row table:style-name="ro1">
          <table:table-cell office:value-type="string">
            <text:p>.bot remove player</text:p>
          </table:table-cell>
          <table:table-cell office:value-type="string">
            <text:p>Remove player as a bot</text:p>
          </table:table-cell>
        </table:table-row>
        <table:table-row table:style-name="ro1">
          <table:table-cell office:value-type="string">
            <text:p>.bot remove *</text:p>
          </table:table-cell>
          <table:table-cell office:value-type="string">
            <text:p>Remove all offline party members a bots</text:p>
          </table:table-cell>
        </table:table-row>
        <table:table-row table:style-name="ro1">
          <table:table-cell office:value-type="string">
            <text:p>.bot remove p1,p2...</text:p>
          </table:table-cell>
          <table:table-cell office:value-type="string">
            <text:p>Remove players as bots</text:p>
          </table:table-cell>
        </table:table-row>
        <table:table-row table:style-name="ro1" table:number-rows-repeated="65528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1">06/21/2010</text:date>, <text:time>20:3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9T07:38:10.79</meta:creation-date>
    <dc:date>2010-06-21T20:33:26.70</dc:date>
    <meta:editing-duration>PT00H14M38S</meta:editing-duration>
    <meta:editing-cycles>10</meta:editing-cycles>
    <meta:generator>OpenOffice.org/3.2$Win32 OpenOffice.org_project/320m12$Build-9483</meta:generator>
    <meta:document-statistic meta:table-count="2" meta:cell-count="73" meta:object-count="0"/>
  </office:meta>
</office:document-meta>
</file>